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1.102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-group table:display="false">
          <table:table-column table:style-name="co3" table:visibility="collapse" table:default-cell-style-name="ce25"/>
          <table:table-column table:style-name="co4" table:visibility="collapse" table:default-cell-style-name="ce25"/>
          <table:table-column table:style-name="co5" table:visibility="collapse" table:default-cell-style-name="ce29"/>
          <table:table-column table:style-name="co6" table:visibility="collapse" table:default-cell-style-name="ce29"/>
          <table:table-column table:style-name="co7" table:visibility="collapse" table:default-cell-style-name="ce29"/>
        </table:table-column-group>
        <table:table-column table:style-name="co2" table:default-cell-style-name="ce34"/>
        <table:table-column table:style-name="co8" table:default-cell-style-name="ce48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style-name="ce46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2">Функцию удалить         в SC2 платы клавиатуры нет         </text:span>   В  коде ошибка -  на PC12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2.7244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47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3.6717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47" office:value-type="string" calcext:value-type="string">
            <text:p>IN7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4.618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RELE1_UPR</text:p>
          </table:table-cell>
          <table:table-cell table:style-name="ce47" office:value-type="string" calcext:value-type="string">
            <text:p>IN6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5.5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AMP_UPR</text:p>
          </table:table-cell>
          <table:table-cell table:style-name="ce47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6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D1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10.95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7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style-name="ce47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style-name="ce47" office:value-type="string" calcext:value-type="string">
            <text:p>IN1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style-name="ce47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style-name="ce47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style-name="ce47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style-name="ce47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style-name="ce47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style-name="ce47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style-name="ce47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style-name="ce47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style-name="ce47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style-name="ce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VCAP2</text:p>
          </table:table-cell>
          <table:table-cell table:number-columns-repeated="1015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6:30:14.5501032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25T16:59:14.877859681</dc:date>
    <meta:editing-duration>PT6H13M52S</meta:editing-duration>
    <meta:editing-cycles>72</meta:editing-cycles>
    <meta:document-statistic meta:table-count="1" meta:cell-count="665" meta:object-count="0"/>
  </office:meta>
</office:document-meta>
</file>